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ontact">
        <table:table-row>
          <table:table-cell office:value-type="float" office:value="1">
            <text:p>1</text:p>
          </table:table-cell>
          <table:table-cell office:value-type="string">
            <text:p>AKINOLA</text:p>
          </table:table-cell>
          <table:table-cell office:value-type="string">
            <text:p>TOHEEB</text:p>
          </table:table-cell>
          <table:table-cell office:value-type="string">
            <text:p>AKANNI</text:p>
          </table:table-cell>
          <table:table-cell office:value-type="string">
            <text:p>08035583068</text:p>
          </table:table-cell>
          <table:table-cell office:value-type="string">
            <text:p>OYO</text:p>
          </table:table-cell>
          <table:table-cell office:value-type="string">
            <text:p>ONA-ARA</text:p>
          </table:table-cell>
          <table:table-cell office:value-type="string">
            <text:p>68, AKINRIMISA STREET AMULOKO, IBADA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DEKUNLE</text:p>
          </table:table-cell>
          <table:table-cell office:value-type="string">
            <text:p>CIROMA</text:p>
          </table:table-cell>
          <table:table-cell office:value-type="string">
            <text:p>MUSA</text:p>
          </table:table-cell>
          <table:table-cell office:value-type="string">
            <text:p>08056144843</text:p>
          </table:table-cell>
          <table:table-cell office:value-type="string">
            <text:p>NIGERIA</text:p>
          </table:table-cell>
          <table:table-cell office:value-type="string">
            <text:p>ABUJA</text:p>
          </table:table-cell>
          <table:table-cell office:value-type="string">
            <text:p>MAITAMA STREET ABUJ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DEKUNLE</text:p>
          </table:table-cell>
          <table:table-cell office:value-type="string">
            <text:p>CIROMA</text:p>
          </table:table-cell>
          <table:table-cell office:value-type="string">
            <text:p>MUSA</text:p>
          </table:table-cell>
          <table:table-cell office:value-type="string">
            <text:p>08056144843</text:p>
          </table:table-cell>
          <table:table-cell office:value-type="string">
            <text:p>NIGERIA</text:p>
          </table:table-cell>
          <table:table-cell office:value-type="string">
            <text:p>ABUJA</text:p>
          </table:table-cell>
          <table:table-cell office:value-type="string">
            <text:p>MAITAMA STREET ABUJ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DEKUNLE</text:p>
          </table:table-cell>
          <table:table-cell office:value-type="string">
            <text:p>CIROMA</text:p>
          </table:table-cell>
          <table:table-cell office:value-type="string">
            <text:p>MUSA</text:p>
          </table:table-cell>
          <table:table-cell office:value-type="string">
            <text:p>08056144843</text:p>
          </table:table-cell>
          <table:table-cell office:value-type="string">
            <text:p>NIGERIA</text:p>
          </table:table-cell>
          <table:table-cell office:value-type="string">
            <text:p>ABUJA</text:p>
          </table:table-cell>
          <table:table-cell office:value-type="string">
            <text:p>MAITAMA STREET ABUJA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2</meta:generator>
    <meta:initial-creator>phpMyAdmin 4.9.2</meta:initial-creator>
    <meta:creation-date>2020-04-06T20:42:22</meta:creation-date>
  </office:meta>
</office:document-meta>
</file>